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7c96" officeooo:paragraph-rsid="000f7c96"/>
    </style:style>
    <style:style style:name="P2" style:family="paragraph" style:parent-style-name="Standard">
      <style:text-properties officeooo:rsid="00116e1a" officeooo:paragraph-rsid="00116e1a"/>
    </style:style>
    <style:style style:name="T1" style:family="text">
      <style:text-properties officeooo:rsid="00116e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beleira= novas técnicas de hidratações </text:p>
      <text:p text:style-name="P1">Hoje estamos utilizando novas hidratações caseiras que trazem muitos resultados de crescimentos e mais brilho para o cabelo.</text:p>
      <text:p text:style-name="P1">Coisas simples que todos temos em casa, exemplo: mel,óleo de coco, maisena,etc.</text:p>
      <text:p text:style-name="P1">O modo de preparo é muito fácil, primeiro vamos lavar o cabelo com o shampoo, <text:span text:style-name="T1">depois em um recipiente misturamos o óleo de coco com uma máscara de cabelo da sua preferência e 1 colher de mel aplique no cabelo e deixe 20 minutos depois do enxágue o seu cabelo estará hidratado e super brilhoso. </text:span></text:p>
      <text:p text:style-name="P2">A hidratação orgânica é ótima para quem não gosta de usar produtos químicos, ela hidrata sem danificar o seu cabelo, você pode usar sem se preocupar. Para essa receita o ingrediente principal é a babosa, sim a babosa é super poderosa para o cabelo, ajuda no crescimento e no fortalecimento do cabe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09:28:27.140772271</meta:creation-date>
    <dc:date>2022-07-28T09:53:10.353611823</dc:date>
    <meta:editing-duration>PT1M2S</meta:editing-duration>
    <meta:editing-cycles>1</meta:editing-cycles>
    <meta:generator>LibreOffice/5.1.6.2$Linux_x86 LibreOffice_project/10m0$Build-2</meta:generator>
    <meta:document-statistic meta:table-count="0" meta:image-count="0" meta:object-count="0" meta:page-count="1" meta:paragraph-count="5" meta:word-count="142" meta:character-count="838" meta:non-whitespace-character-count="699"/>
  </office:meta>
</office:document-meta>
</file>